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over accent="true">
          <mi>v</mi>
          <mo stretchy="true">⃗</mo>
        </mover>
        <mrow>
          <mn>4</mn>
          <mi mathvariant="italic">org</mi>
        </mrow>
        <none/>
        <mprescripts/>
        <none/>
        <mn>3</mn>
      </mmultiscripts>
      <mo stretchy="false">=</mo>
      <mrow>
        <mo fence="true" stretchy="true">[</mo>
        <mrow>
          <mtable>
            <mtr>
              <mtd>
                <msub>
                  <mi>l</mi>
                  <mn>3</mn>
                </msub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{widevec {v}} lsup { 3 } sub { 4 org } = left [ matrix { l_{3} ## 0 ## 0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11:34:42.591194240</dc:date>
    <meta:editing-duration>PT37M10S</meta:editing-duration>
    <meta:editing-cycles>5</meta:editing-cycles>
    <meta:generator>LibreOffice/6.2.4.2.0$Linux_X86_64 LibreOffice_project/b154c0ac6cf11bc010cb60509e6db2f74a9a9fa3</meta:generator>
  </office:meta>
</office:document-meta>
</file>